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5E0000005EADDE1344263C5DEC.png" manifest:media-type="image/png"/>
  <manifest:file-entry manifest:full-path="Pictures/1000000000000008000000080CB017D42192BFF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0%" draw:textarea-horizontal-align="justify" draw:textarea-vertical-align="middle" draw:auto-grow-height="false" fo:min-height="4.55cm" fo:min-width="18.5cm"/>
    </style:style>
    <style:style style:name="gr2" style:family="graphic" style:parent-style-name="standard">
      <style:graphic-properties svg:stroke-color="#004000" draw:fill="solid" draw:fill-color="#3f8000" draw:opacity="50%" draw:opacity-name="" draw:textarea-horizontal-align="justify" draw:textarea-vertical-align="middle" draw:auto-grow-height="false" fo:min-height="4.55cm" fo:min-width="18.5cm"/>
    </style:style>
    <style:style style:name="gr3" style:family="graphic" style:parent-style-name="standard">
      <style:graphic-properties draw:opacity="70%" draw:textarea-horizontal-align="justify" draw:textarea-vertical-align="middle" draw:auto-grow-height="false" fo:min-height="2.95cm" fo:min-width="5.5cm"/>
    </style:style>
    <style:style style:name="gr4" style:family="graphic" style:parent-style-name="standard">
      <style:graphic-properties draw:opacity="70%" draw:textarea-horizontal-align="justify" draw:textarea-vertical-align="middle" draw:auto-grow-height="false" fo:min-height="2.95cm" fo:min-width="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opacity="30%"/>
      <style:paragraph-properties fo:text-align="center"/>
    </style:style>
    <style:style style:name="P2" style:family="paragraph">
      <loext:graphic-properties draw:fill="solid" draw:fill-color="#3f8000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70%"/>
      <style:paragraph-properties fo:text-align="center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4.8cm" svg:x="5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4.8cm" svg:x="1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4.8cm" svg:x="1cm" svg:y="1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6cm" svg:height="3.2cm" svg:x="2.4cm" svg:y="7cm">
          <text:p text:style-name="P3"><text:span text:style-name="T1">campanha-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cm" svg:height="3.2cm" svg:x="8.9cm" svg:y="8.8cm">
          <text:p text:style-name="P3"><text:span text:style-name="T1">torcedor-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6cm" svg:height="3.2cm" svg:x="7.444cm" svg:y="1.829cm">
          <text:p text:style-name="P3"><text:span text:style-name="T1">socio-torced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8.5cm" svg:height="3.2cm" svg:x="6.5cm" svg:y="12.1cm">
          <text:p text:style-name="P3"><text:span text:style-name="T1">socio-torcedor-persisten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8.5cm" svg:height="3.2cm" svg:x="6.5cm" svg:y="17cm">
          <text:p text:style-name="P3"><text:span text:style-name="T1">socio-torcedor-model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0.444cm" svg:y1="5.029cm" svg:x2="8.4cm" svg:y2="8.6cm" draw:start-shape="id1" draw:start-glue-point="2" draw:end-shape="id2" draw:end-glue-point="1" svg:d="M10444 5029l-2044 3571" svg:viewBox="0 0 2045 3572">
          <text:p/>
        </draw:connector>
        <draw:connector draw:style-name="gr5" draw:text-style-name="P5" draw:layer="layout" draw:type="line" svg:x1="10.444cm" svg:y1="5.029cm" svg:x2="11.9cm" svg:y2="8.8cm" draw:start-shape="id1" draw:start-glue-point="2" draw:end-shape="id3" svg:d="M10444 5029l1456 3771" svg:viewBox="0 0 1457 3772">
          <text:p/>
        </draw:connector>
        <draw:connector draw:style-name="gr5" draw:text-style-name="P5" draw:layer="layout" draw:type="line" svg:x1="10.444cm" svg:y1="1.829cm" svg:x2="10.444cm" svg:y2="1.829cm" draw:start-shape="id1" draw:end-shape="id1" svg:d="M10444 1829z" svg:viewBox="0 0 1 1">
          <text:p/>
        </draw:connector>
        <draw:connector draw:style-name="gr5" draw:text-style-name="P5" draw:layer="layout" draw:type="line" svg:x1="5.4cm" svg:y1="10.2cm" svg:x2="6.5cm" svg:y2="13.7cm" draw:start-shape="id2" draw:start-glue-point="2" draw:end-shape="id4" svg:d="M5400 10200l1100 3500" svg:viewBox="0 0 1101 3501">
          <text:p/>
        </draw:connector>
        <draw:connector draw:style-name="gr5" draw:text-style-name="P5" draw:layer="layout" draw:type="line" svg:x1="14.9cm" svg:y1="10.4cm" svg:x2="15cm" svg:y2="13.7cm" draw:start-shape="id3" draw:end-shape="id4" draw:end-glue-point="1" svg:d="M14900 10400l100 3300" svg:viewBox="0 0 101 3301">
          <text:p/>
        </draw:connector>
        <draw:connector draw:style-name="gr5" draw:text-style-name="P5" draw:layer="layout" draw:type="line" svg:x1="10.75cm" svg:y1="15.3cm" svg:x2="10.75cm" svg:y2="17cm" draw:start-shape="id4" draw:end-shape="id5" draw:end-glue-point="0" svg:d="M10750 15300v1700" svg:viewBox="0 0 1 1701">
          <text:p/>
        </draw:connector>
        <draw:frame draw:style-name="gr6" draw:text-style-name="P6" draw:layer="layout" svg:width="2.551cm" svg:height="0.954cm" draw:transform="rotate (1.5707963267949) translate (1.046cm 4.7cm)">
          <draw:text-box>
            <text:p>VIEWS</text:p>
          </draw:text-box>
        </draw:frame>
        <draw:frame draw:style-name="gr6" draw:text-style-name="P6" draw:layer="layout" svg:width="1.526cm" svg:height="0.954cm" draw:transform="rotate (1.5707963267949) translate (1.046cm 9.101cm)">
          <draw:text-box>
            <text:p>API</text:p>
          </draw:text-box>
        </draw:frame>
        <draw:frame draw:style-name="gr6" draw:text-style-name="P6" draw:layer="layout" svg:width="1.878cm" svg:height="0.954cm" draw:transform="rotate (1.5707963267949) translate (1.046cm 14.402cm)">
          <draw:text-box>
            <text:p>DAO</text:p>
          </draw:text-box>
        </draw:frame>
        <draw:frame draw:style-name="gr6" draw:text-style-name="P6" draw:layer="layout" svg:width="2.758cm" svg:height="0.954cm" draw:transform="rotate (1.5707963267949) translate (1.046cm 20.003cm)">
          <draw:text-box>
            <text:p>MO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0CB017D42192BFF0.png" xlink:type="simple" xlink:show="embed" xlink:actuate="onLoad"/>
    <draw:fill-image draw:name="Sky" xlink:href="Pictures/100000000000005E0000005EADDE1344263C5DE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23:30:24.692633000</meta:creation-date>
    <dc:date>2017-06-23T00:22:34.416361000</dc:date>
    <meta:editing-duration>PT12M56S</meta:editing-duration>
    <meta:editing-cycles>3</meta:editing-cycles>
    <meta:generator>LibreOffice/5.3.2.2$MacOSX_X86_64 LibreOffice_project/6cd4f1ef626f15116896b1d8e1398b56da0d0ee1</meta:generator>
    <meta:document-statistic meta:object-count="19"/>
  </office:meta>
</office:document-meta>
</file>